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329 to 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oscillator –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 style:data-style-name="N2" text:time-value="16:39:19.031246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4-30T16:43:20.087980078</dc:date>
    <meta:editing-duration>P8DT11H51M57S</meta:editing-duration>
    <meta:editing-cycles>589</meta:editing-cycles>
    <meta:generator>LibreOffice/5.2.7.2$Linux_X86_64 LibreOffice_project/20m0$Build-2</meta:generator>
    <meta:document-statistic meta:table-count="1" meta:cell-count="4828" meta:object-count="0"/>
  </office:meta>
</office:document-meta>
</file>